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ExtensionContentNegotiationStrategyTests.getMediaTypeFilenameWithEncoded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ExtensionContentNegotiationStrategyTests.getMediaTypeFilenameWith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ExtensionContentNegotiationStrategyTests.resolveMediaTypesFromMediaTyp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ExtensionContentNegotiationStrategyTests.resolveMediaTypesDoNotIgnoreUnknown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hExtensionContentNegotiationStrategyTests.resolveMediaTypesFrom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hExtensionContentNegotiationStrategyTests.resolveMediaTypesIgnoreUnknown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